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2" draw:id="id2" draw:layer="layout" svg:width="1.61cm" svg:height="1.61cm" svg:x="0.4cm" svg:y="2.477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329cm" svg:height="2.139cm" svg:x="0.181cm" svg:y="0.059cm">
          <draw:text-box>
            <text:p><text:span text:style-name="T1">S = </text:span><text:span text:style-name="T2">ACGTG</text:span><text:span text:style-name="T1">GG</text:span><text:span text:style-name="T2">ACGTG</text:span></text:p>
            <text:p><text:span text:style-name="T1">k = 3</text:span></text:p>
          </draw:text-box>
        </draw:frame>
        <draw:custom-shape draw:style-name="gr1" draw:text-style-name="P1" draw:layer="layout" svg:width="1.61cm" svg:height="1.61cm" svg:x="3.59cm" svg:y="2.487cm">
          <text:p text:style-name="P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6.74cm" svg:y="2.492cm">
          <text:p text:style-name="P1">G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9.9cm" svg:y="2.468cm">
          <text:p text:style-name="P1">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1cm" svg:height="1.61cm" svg:x="12.59cm" svg:y="2.468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1cm" svg:height="1.61cm" svg:x="15.28cm" svg:y="2.488cm">
          <text:p text:style-name="P1">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93cm" svg:y1="2.892cm" svg:x2="3.68cm" svg:y2="2.902cm">
          <text:p/>
        </draw:line>
        <draw:line draw:style-name="gr3" draw:text-style-name="P1" draw:layer="layout" svg:x1="11.54cm" svg:y1="3.258cm" svg:x2="12.6cm" svg:y2="3.258cm">
          <text:p/>
        </draw:line>
        <draw:line draw:style-name="gr3" draw:text-style-name="P1" draw:layer="layout" svg:x1="14.19cm" svg:y1="3.278cm" svg:x2="15.27cm" svg:y2="3.278cm">
          <text:p/>
        </draw:line>
        <draw:connector draw:style-name="gr3" draw:text-style-name="P1" draw:layer="layout" draw:type="curve" draw:line-skew="1.375cm" svg:x1="16.085cm" svg:y1="4.098cm" svg:x2="1.205cm" svg:y2="4.087cm" draw:start-shape="id1" draw:start-glue-point="8" draw:end-shape="id2" svg:d="m16085 4098c0 2815-14880 2821-14880-11">
          <text:p/>
        </draw:connector>
        <draw:line draw:style-name="gr3" draw:text-style-name="P1" draw:layer="layout" svg:x1="1.91cm" svg:y1="3.692cm" svg:x2="3.7cm" svg:y2="3.692cm">
          <text:p/>
        </draw:line>
        <draw:line draw:style-name="gr3" draw:text-style-name="P1" draw:layer="layout" svg:x1="5.09cm" svg:y1="2.872cm" svg:x2="6.84cm" svg:y2="2.882cm">
          <text:p/>
        </draw:line>
        <draw:line draw:style-name="gr3" draw:text-style-name="P1" draw:layer="layout" svg:x1="5.07cm" svg:y1="3.672cm" svg:x2="6.86cm" svg:y2="3.672cm">
          <text:p/>
        </draw:line>
        <draw:line draw:style-name="gr3" draw:text-style-name="P1" draw:layer="layout" svg:x1="8.25cm" svg:y1="2.891cm" svg:x2="10cm" svg:y2="2.901cm">
          <text:p/>
        </draw:line>
        <draw:line draw:style-name="gr3" draw:text-style-name="P1" draw:layer="layout" svg:x1="8.23cm" svg:y1="3.691cm" svg:x2="10.02cm" svg:y2="3.691cm">
          <text:p/>
        </draw:line>
        <draw:connector draw:style-name="gr3" draw:text-style-name="P1" draw:layer="layout" draw:type="curve" draw:line-skew="-0.721cm" svg:x1="13.965cm" svg:y1="2.703cm" svg:x2="12.825cm" svg:y2="2.703cm" draw:start-shape="id3" draw:start-glue-point="11" draw:end-shape="id3" draw:end-glue-point="5" svg:d="m13965 2703c0-2185-1140-2185-1140 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00:53:40.97</meta:creation-date>
    <dc:date>2012-03-24T00:42:19.22</dc:date>
    <meta:editing-duration>PT46M1S</meta:editing-duration>
    <meta:editing-cycles>16</meta:editing-cycles>
    <meta:generator>LibreOffice/3.4$Win32 LibreOffice_project/340m1$Build-302</meta:generator>
    <meta:document-statistic meta:object-count="17"/>
  </office:meta>
</office:document-meta>
</file>